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3.552cm" fo:margin-left="0.012cm" fo:margin-top="0cm" fo:margin-bottom="0cm" table:align="left" style:writing-mode="lr-tb"/>
    </style:style>
    <style:style style:name="Table1.A" style:family="table-column">
      <style:table-column-properties style:column-width="4.999cm"/>
    </style:style>
    <style:style style:name="Table1.B" style:family="table-column">
      <style:table-column-properties style:column-width="5.459cm"/>
    </style:style>
    <style:style style:name="Table1.C" style:family="table-column">
      <style:table-column-properties style:column-width="3.094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background-color="#333840" fo:padding-left="0.423cm" fo:padding-right="0.423cm" fo:padding-top="0.318cm" fo:padding-bottom="0.318cm" fo:border="0.75pt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B2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C2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A3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B3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C3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A4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B4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C4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A5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B5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C5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A6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B6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1.C6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" style:family="table">
      <style:table-properties style:width="13.552cm" fo:margin-left="0.012cm" fo:margin-top="0cm" fo:margin-bottom="0cm" table:align="left" style:writing-mode="lr-tb"/>
    </style:style>
    <style:style style:name="Table2.A" style:family="table-column">
      <style:table-column-properties style:column-width="5.502cm"/>
    </style:style>
    <style:style style:name="Table2.B" style:family="table-column">
      <style:table-column-properties style:column-width="5.129cm"/>
    </style:style>
    <style:style style:name="Table2.C" style:family="table-column">
      <style:table-column-properties style:column-width="2.921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style:vertical-align="middle" fo:background-color="#333840" fo:padding-left="0.423cm" fo:padding-right="0.423cm" fo:padding-top="0.318cm" fo:padding-bottom="0.318cm" fo:border="0.7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B2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C2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A3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B3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C3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A4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B4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C4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A5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B5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C5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A6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B6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Table2.C6" style:family="table-cell">
      <style:table-cell-properties style:vertical-align="middle" fo:padding-left="0.423cm" fo:padding-right="0.423cm" fo:padding-top="0.318cm" fo:padding-bottom="0.318cm" fo:border="0.75pt solid #000000" style:writing-mode="lr-tb"/>
    </style:style>
    <style:style style:name="P1" style:family="paragraph" style:parent-style-name="Standard">
      <loext:graphic-properties draw:fill="solid" draw:fill-color="#212121"/>
      <style:paragraph-properties fo:margin-top="0cm" fo:margin-bottom="0cm" style:contextual-spacing="false" fo:background-color="#212121"/>
    </style:style>
    <style:style style:name="P2" style:family="paragraph" style:parent-style-name="Standard">
      <loext:graphic-properties draw:fill="solid" draw:fill-color="#212121"/>
      <style:paragraph-properties fo:margin-top="0cm" fo:margin-bottom="0cm" style:contextual-spacing="false" fo:line-height="116%" fo:text-align="start" style:justify-single-word="false" fo:orphans="2" fo:widows="2" fo:background-color="#212121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3" style:family="paragraph" style:parent-style-name="Standard">
      <style:paragraph-properties fo:margin-top="0cm" fo:margin-bottom="0.282cm" style:contextual-spacing="false" fo:line-height="116%" fo:text-align="start" style:justify-single-word="false" fo:orphans="2" fo:widows="2"/>
      <style:text-properties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style>
    <style:style style:name="P4" style:family="paragraph" style:parent-style-name="Standard">
      <loext:graphic-properties draw:fill="solid" draw:fill-color="#212121"/>
      <style:paragraph-properties fo:margin-left="0.318cm" fo:margin-right="0.318cm" fo:margin-top="0cm" fo:margin-bottom="0cm" style:contextual-spacing="false" fo:background-color="#212121"/>
    </style:style>
    <style:style style:name="T1" style:family="text">
      <style:text-properties fo:font-variant="normal" fo:text-transform="none" fo:color="#0563c1" loext:opacity="100%" style:text-line-through-style="none" style:text-line-through-type="none" style:font-name="Aptos1" fo:font-size="12pt" fo:language="en" fo:country="US" fo:font-style="normal" style:text-underline-style="solid" style:text-underline-width="auto" style:text-underline-color="font-color" fo:font-weight="normal" style:font-name-asian="Aptos2" style:font-size-asian="12pt" style:font-style-asian="normal" style:font-weight-asian="normal" style:font-name-complex="Aptos2" style:font-size-complex="12pt" style:font-style-complex="normal" style:font-weight-complex="normal">
        <loext:char-complex-color loext:theme-type="hyperlink" loext:color-type="theme"/>
      </style:text-properties>
    </style:style>
    <style:style style:name="T2" style:family="text">
      <style:text-properties fo:font-variant="normal" fo:text-transform="none" fo:color="#ffffff" loext:opacity="100%" style:font-name="Aptos1" fo:font-size="12pt" fo:language="en" fo:country="US" fo:font-style="normal" fo:font-weight="normal" style:font-name-asian="Aptos2" style:font-size-asian="12pt" style:font-style-asian="normal" style:font-weight-asian="normal" style:font-name-complex="Aptos2" style:font-size-complex="12pt" style:font-style-complex="normal" style:font-weight-complex="normal">
        <loext:char-complex-color loext:theme-type="light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3" style:family="text">
      <style:text-properties fo:font-variant="normal" fo:text-transform="none" fo:color="#ffffff" loext:opacity="100%" style:text-line-through-style="none" style:text-line-through-type="none" style:font-name="Aptos1" fo:font-size="12pt" fo:language="en" fo:country="US" fo:font-style="normal" style:text-underline-style="none" fo:font-weight="normal" style:font-name-asian="Aptos2" style:font-size-asian="12pt" style:font-style-asian="normal" style:font-weight-asian="normal" style:font-name-complex="Aptos2" style:font-size-complex="12pt" style:font-style-complex="normal" style:font-weight-complex="normal">
        <loext:char-complex-color loext:theme-type="light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" style:family="text">
      <style:text-properties fo:font-variant="normal" fo:text-transform="none" fo:color="#ffffff" loext:opacity="100%" style:font-name="Aptos1" fo:font-size="12pt" fo:language="en" fo:country="US" fo:font-style="normal" fo:font-weight="bold" style:font-name-asian="Aptos2" style:font-size-asian="12pt" style:font-style-asian="normal" style:font-weight-asian="bold" style:font-name-complex="Aptos2" style:font-size-complex="12pt" style:font-style-complex="normal" style:font-weight-complex="bold">
        <loext:char-complex-color loext:theme-type="light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ffffff" loext:opacity="100%" style:font-name="Helvetica" fo:font-size="12pt" fo:language="en" fo:country="US" fo:font-style="normal" fo:font-weight="normal" style:font-name-asian="Helvetica1" style:font-size-asian="12pt" style:font-style-asian="normal" style:font-weight-asian="normal" style:font-name-complex="Helvetica1" style:font-size-complex="12pt" style:font-style-complex="normal" style:font-weight-complex="normal">
        <loext:char-complex-color loext:theme-type="light1" loext:color-type="theme">
          <loext:transformation loext:type="tint" loext:value="0"/>
          <loext:transformation loext:type="shade" loext:value="0"/>
        </loext:char-complex-color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s://rapidapi.com/console/analytics/my-apis" text:style-name="Internet_20_link" text:visited-style-name="Visited_20_Internet_20_Link"><text:span text:style-name="Internet_20_link"><text:span text:style-name="T1">My APIs</text:span></text:span></text:a><text:a xlink:type="simple" xlink:href="https://rapidapi.com/console/analytics/my-subscriptions" text:style-name="Internet_20_link" text:visited-style-name="Visited_20_Internet_20_Link"><text:span text:style-name="Internet_20_link"><text:span text:style-name="T1">My Subscriptions</text:span></text:span></text:a></text:p>
      <text:p text:style-name="P1"><text:span text:style-name="T2">This page shows you information regarding APIs that you, your teams or your organizations have created.</text:span></text:p>
      <text:p text:style-name="P1"><text:span text:style-name="T2">The scope is determined by your context.</text:span></text:p>
      <text:p text:style-name="P1"><text:a xlink:type="simple" xlink:href="https://rapidapi.com/console/analytics/my-apis/playground" text:style-name="Internet_20_link" text:visited-style-name="Visited_20_Internet_20_Link"><text:span text:style-name="Internet_20_link"><text:span text:style-name="T3">Analytics Playground</text:span></text:span></text:a></text:p>
      <text:p text:style-name="P1"><text:span text:style-name="T4">Marketplace Spotlight</text:span></text:p>
      <text:p text:style-name="P1"><text:span text:style-name="T2">Key summary statistics regarding your APIs.</text:span></text:p>
      <text:p text:style-name="P1"><text:span text:style-name="T2">30d60d90d6m1y</text:span></text:p>
      <text:p text:style-name="P1"><text:span text:style-name="T2">API Calls</text:span></text:p>
      <text:p text:style-name="P1"><text:span text:style-name="T4">0</text:span></text:p>
      <text:p text:style-name="P1"><text:span text:style-name="T2">API Revenue</text:span></text:p>
      <text:p text:style-name="P1"><text:span text:style-name="T4">$0</text:span></text:p>
      <text:p text:style-name="P1"><text:span text:style-name="T2">Estimated API Revenue</text:span></text:p>
      <text:p text:style-name="P1"><text:span text:style-name="T4">$0</text:span></text:p>
      <text:p text:style-name="P1"><text:span text:style-name="T2">New APIs</text:span></text:p>
      <text:p text:style-name="P1"><text:span text:style-name="T4">0</text:span></text:p>
      <text:p text:style-name="P1"><text:span text:style-name="T2">Avg Revenue Per 1K Call</text:span></text:p>
      <text:p text:style-name="P1"><text:span text:style-name="T4">$0</text:span></text:p>
      <text:p text:style-name="P1"><text:span text:style-name="T2">Error Rate</text:span></text:p>
      <text:p text:style-name="P1"><text:span text:style-name="T4">0%</text:span></text:p>
      <text:p text:style-name="P1"><text:soft-page-break/><text:span text:style-name="T4">Top APIs By Usage</text:span></text:p>
      <text:p text:style-name="P1"><text:span text:style-name="T2">Discover who's leading the way in API usage.</text:span></text:p>
      <text:p text:style-name="P1"><text:span text:style-name="T2">View Al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5">API</text:span></text:p>
          </table:table-cell>
          <table:table-cell table:style-name="Table1.A1" office:value-type="string">
            <text:p text:style-name="P2"><text:span text:style-name="T5">Calls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-</text:p>
          </table:table-cell>
          <table:table-cell table:style-name="Table1.B2" office:value-type="string">
            <text:p text:style-name="P2">-</text:p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2">-</text:p>
          </table:table-cell>
          <table:table-cell table:style-name="Table1.B3" office:value-type="string">
            <text:p text:style-name="P2">-</text:p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2">-</text:p>
          </table:table-cell>
          <table:table-cell table:style-name="Table1.B4" office:value-type="string">
            <text:p text:style-name="P2">-</text:p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A5" office:value-type="string">
            <text:p text:style-name="P2">-</text:p>
          </table:table-cell>
          <table:table-cell table:style-name="Table1.B5" office:value-type="string">
            <text:p text:style-name="P2">-</text:p>
          </table:table-cell>
          <table:table-cell table:style-name="Table1.C5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2">-</text:p>
          </table:table-cell>
          <table:table-cell table:style-name="Table1.B6" office:value-type="string">
            <text:p text:style-name="P2">-</text:p>
          </table:table-cell>
          <table:table-cell table:style-name="Table1.C6" office:value-type="string">
            <text:p text:style-name="P3"/>
          </table:table-cell>
        </table:table-row>
      </table:table>
      <text:p text:style-name="P1"><text:span text:style-name="T4">Top Consumers By Usage</text:span></text:p>
      <text:p text:style-name="P1"><text:span text:style-name="T2">The top consumers of your APIs</text:span></text:p>
      <text:p text:style-name="P1"><text:span text:style-name="T2">View All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<text:span text:style-name="T5">Name</text:span></text:p>
          </table:table-cell>
          <table:table-cell table:style-name="Table2.A1" office:value-type="string">
            <text:p text:style-name="P2"><text:span text:style-name="T5">Calls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2">-</text:p>
          </table:table-cell>
          <table:table-cell table:style-name="Table2.B2" office:value-type="string">
            <text:p text:style-name="P2">-</text:p>
          </table:table-cell>
          <table:table-cell table:style-name="Table2.C2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2">-</text:p>
          </table:table-cell>
          <table:table-cell table:style-name="Table2.B3" office:value-type="string">
            <text:p text:style-name="P2">-</text:p>
          </table:table-cell>
          <table:table-cell table:style-name="Table2.C3" office:value-type="string">
            <text:p text:style-name="P3"/>
          </table:table-cell>
        </table:table-row>
        <table:table-row table:style-name="Table2.1">
          <table:table-cell table:style-name="Table2.A4" office:value-type="string">
            <text:p text:style-name="P2">-</text:p>
          </table:table-cell>
          <table:table-cell table:style-name="Table2.B4" office:value-type="string">
            <text:p text:style-name="P2">-</text:p>
          </table:table-cell>
          <table:table-cell table:style-name="Table2.C4" office:value-type="string">
            <text:p text:style-name="P3"/>
          </table:table-cell>
        </table:table-row>
        <table:table-row table:style-name="Table2.1">
          <table:table-cell table:style-name="Table2.A5" office:value-type="string">
            <text:p text:style-name="P2">-</text:p>
          </table:table-cell>
          <table:table-cell table:style-name="Table2.B5" office:value-type="string">
            <text:p text:style-name="P2">-</text:p>
          </table:table-cell>
          <table:table-cell table:style-name="Table2.C5" office:value-type="string">
            <text:p text:style-name="P3"/>
          </table:table-cell>
        </table:table-row>
        <table:table-row table:style-name="Table2.1">
          <table:table-cell table:style-name="Table2.A6" office:value-type="string">
            <text:p text:style-name="P2">-</text:p>
          </table:table-cell>
          <table:table-cell table:style-name="Table2.B6" office:value-type="string">
            <text:p text:style-name="P2">-</text:p>
          </table:table-cell>
          <table:table-cell table:style-name="Table2.C6" office:value-type="string">
            <text:p text:style-name="P3"/>
          </table:table-cell>
        </table:table-row>
      </table:table>
      <text:p text:style-name="P1"><text:span text:style-name="T4">Growth</text:span></text:p>
      <text:p text:style-name="P1"><text:span text:style-name="T2">API information related to usage and financial growth, including information on revenue generation and subscriptions.</text:span></text:p>
      <text:p text:style-name="P4"><text:span text:style-name="T2">API Revenue</text:span></text:p>
      <text:p text:style-name="P4"><text:soft-page-break/><text:span text:style-name="T4">$0</text:span></text:p>
      <text:p text:style-name="P4"><text:span text:style-name="T2">API Calls</text:span></text:p>
      <text:p text:style-name="P4"><text:span text:style-name="T4">0</text:span></text:p>
      <text:p text:style-name="P4"><text:span text:style-name="T2">Total Subscriptions</text:span></text:p>
      <text:p text:style-name="P4"><text:span text:style-name="T4">0</text:span></text:p>
      <text:p text:style-name="P4"><text:span text:style-name="T2">Paid Subscriptions</text:span></text:p>
      <text:p text:style-name="P4"><text:span text:style-name="T4">0</text:span></text:p>
      <text:p text:style-name="P4"><text:span text:style-name="T2">Free Subscriptions</text:span></text:p>
      <text:p text:style-name="P4"><text:span text:style-name="T4">0</text:span></text:p>
      <text:p text:style-name="P4"><text:span text:style-name="T6">32102024-11-252024-11-262024-11-272024-11-282024-11-292024-11-302024-12-012024-12-022024-12-032024-12-042024-12-052024-12-062024-12-072024-12-082024-12-092024-12-102024-12-112024-12-122024-12-132024-12-142024-12-152024-12-162024-12-172024-12-182024-12-192024-12-202024-12-212024-12-222024-12-232024-12-242024-12-25</text:span></text:p>
      <text:p text:style-name="P1"><text:span text:style-name="T4">Engagements</text:span></text:p>
      <text:p text:style-name="P1"><text:span text:style-name="T2">Engagement metrics reveal user platform interaction. It's crucial for gauging user interest and f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fo:font-variant="normal" fo:text-transform="none" fo:color="#ffffff" loext:opacity="100%" style:text-line-through-style="none" style:text-line-through-type="none" style:font-name="Aptos1" fo:font-family="Aptos" style:font-family-generic="swiss" style:font-pitch="variable" fo:font-size="12pt" fo:language="en" fo:country="US" fo:font-style="normal" style:text-underline-style="none" fo:font-weight="normal" style:font-name-asian="Aptos2" style:font-family-asian="Aptos" style:font-family-generic-asian="system" style:font-pitch-asian="variable" style:font-size-asian="12pt" style:font-style-asian="normal" style:font-weight-asian="normal" style:font-name-complex="Aptos2" style:font-family-complex="Aptos" style:font-family-generic-complex="system" style:font-pitch-complex="variable" style:font-size-complex="12pt" style:font-style-complex="normal" style:font-weight-complex="normal">
        <loext:char-complex-color loext:theme-type="light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ListLabel_20_2" style:display-name="ListLabel 2" style:family="text">
      <style:text-properties fo:font-variant="normal" fo:text-transform="none" fo:color="#ffffff" loext:opacity="100%" style:text-line-through-style="none" style:text-line-through-type="none" style:font-name="Aptos1" fo:font-family="Aptos" style:font-family-generic="swiss" style:font-pitch="variable" fo:font-size="12pt" fo:language="en" fo:country="US" fo:font-style="normal" style:text-underline-style="none" fo:font-weight="normal" style:font-name-asian="Aptos2" style:font-family-asian="Aptos" style:font-family-generic-asian="system" style:font-pitch-asian="variable" style:font-size-asian="12pt" style:font-style-asian="normal" style:font-weight-asian="normal" style:font-name-complex="Aptos2" style:font-family-complex="Aptos" style:font-family-generic-complex="system" style:font-pitch-complex="variable" style:font-size-complex="12pt" style:font-style-complex="normal" style:font-weight-complex="normal">
        <loext:char-complex-color loext:theme-type="light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ListLabel_20_3" style:display-name="ListLabel 3" style:family="text">
      <style:text-properties fo:font-variant="normal" fo:text-transform="none" fo:color="#ffffff" loext:opacity="100%" style:text-line-through-style="none" style:text-line-through-type="none" style:font-name="Aptos1" fo:font-family="Aptos" style:font-family-generic="swiss" style:font-pitch="variable" fo:font-size="12pt" fo:language="en" fo:country="US" fo:font-style="normal" style:text-underline-style="none" fo:font-weight="normal" style:font-name-asian="Aptos2" style:font-family-asian="Aptos" style:font-family-generic-asian="system" style:font-pitch-asian="variable" style:font-size-asian="12pt" style:font-style-asian="normal" style:font-weight-asian="normal" style:font-name-complex="Aptos2" style:font-family-complex="Aptos" style:font-family-generic-complex="system" style:font-pitch-complex="variable" style:font-size-complex="12pt" style:font-style-complex="normal" style:font-weight-complex="normal">
        <loext:char-complex-color loext:theme-type="light1" loext:color-type="theme">
          <loext:transformation loext:type="tint" loext:value="0"/>
          <loext:transformation loext:type="shade" loext:value="0"/>
        </loext:char-complex-color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5T07:21:36.410563100</meta:creation-date>
    <dc:date>2024-12-25T07:22:19.243944200</dc:date>
    <meta:initial-creator>Hariom OP</meta:initial-creator>
    <dc:creator>Hariom OP</dc:creator>
    <meta:generator>LibreOffice/24.8.4.2$Windows_X86_64 LibreOffice_project/bb3cfa12c7b1bf994ecc5649a80400d06cd71002</meta:generator>
    <meta:document-statistic meta:table-count="2" meta:image-count="0" meta:object-count="0" meta:page-count="3" meta:paragraph-count="64" meta:word-count="156" meta:character-count="1147" meta:non-whitespace-character-count="1055"/>
    <meta:user-defined meta:name="AppVersion">16.0000</meta:user-defined>
    <meta:template xlink:type="simple" xlink:actuate="onRequest" xlink:title="Normal.dotm" xlink:href=""/>
  </office:meta>
</office:document-meta>
</file>